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43cb2" officeooo:paragraph-rsid="00043cb2"/>
    </style:style>
    <style:style style:name="T1" style:family="text">
      <style:text-properties officeooo:rsid="00055cc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Тест<text:span text:style-name="T1">jljljlkjlkjlkjjjjjjjjjjjjjjjjjjjjjjjjjjjjjjj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30T14:51:24.479160267</meta:creation-date>
    <dc:date>2020-07-30T15:42:08.147739968</dc:date>
    <meta:editing-duration>PT1M44S</meta:editing-duration>
    <meta:editing-cycles>2</meta:editing-cycles>
    <meta:generator>LibreOffice/6.2.8.2$Linux_X86_64 LibreOffice_project/20$Build-2</meta:generator>
    <meta:document-statistic meta:table-count="0" meta:image-count="0" meta:object-count="0" meta:page-count="1" meta:paragraph-count="1" meta:word-count="1" meta:character-count="48" meta:non-whitespace-character-count="48"/>
  </office:meta>
</office:document-meta>
</file>